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-Planet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-Planet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-Planet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-Planet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  <text:list-item>
          <text:p text:style-name="P3"><text:span text:style-name="T1">Don’t</text:span> make mass changes (such as replacing “I” with “we”) using automated serach/replace functionality.</text:p>
          <text:list text:style-name="L5">
            <text:list-item>
              <text:p text:style-name="P5">Search/replace doesn’t understand context, and as such, will inevitably cause inconsistencies and make the guide harder to read.</text:p>
            </text:list-item>
            <text:list-item>
              <text:p text:style-name="P5">If it’s part of a larger PR, it’ll also make the reviewer’s life harder, as they’ll have to go through manually and undo everything by hand.</text:p>
            </text:list-item>
            <text:list-item>
              <text:p text:style-name="P5"><text:span text:style-name="T2">If you’re going to make mass changes, take the time to do it properly</text:span>. Otherwise I’ll just have to undo it anyway.</text:p>
            </text:list-item>
            <text:list-item>
              <text:p text:style-name="P5">If your change contains backslashes (<text:span text:style-name="Source_Text">\</text:span>), either escape them with another backslash (<text:span text:style-name="Source_Text">\\</text:span>) or put them in a <text:span text:style-name="Source_Text">code block</text:span>.</text:p>
            </text:list-item>
          </text:list>
        </text:list-item>
      </text:list>
      <text:p text:style-name="First_20_paragraph">When reporting guide issues:</text:p>
      <text:list text:style-name="L6">
        <text:list-item>
          <text:p text:style-name="P6"><text:span text:style-name="T1">Do</text:span> write a detailed description of your issue and use a descriptive title.</text:p>
        </text:list-item>
        <text:list-item>
          <text:p text:style-name="P6"><text:span text:style-name="T1">Do</text:span> make it as detailed as possible and don’t just submit 50 line changes without explaining.</text:p>
        </text:list-item>
        <text:list-item>
          <text:p text:style-name="P6"><text:span text:style-name="T1">Don’t</text:span> file duplicate reports; search for your bug before filing a new report.</text:p>
        </text:list-item>
        <text:list-item>
          <text:p text:style-name="P6"><text:span text:style-name="T1">Don’t</text:span> attempt to report issues on a closed PR.</text:p>
        </text:list-item>
      </text:list>
      <text:h text:style-name="Heading_20_3" text:outline-level="3"><text:bookmark-start text:name="large-prs"/>Large PRs<text:bookmark-end text:name="large-prs"/></text:h>
      <text:p text:style-name="First_20_paragraph">Please split large sets of changes into multiple PRs. For example, a PR that adds Windows 11 support, removes Windows AME references, and fixes typos can be split into 3 PRs. This makes PRs easier to review prior to merging.</text:p>
      <text:p text:style-name="Text_20_body">For an example of what <text:span text:style-name="T2">not</text:span> to do, see: <text:a xlink:type="simple" xlink:href="https://github.com/Anon-Planet/thgtoa/pull/51" office:name=""><text:span text:style-name="Definition">https://github.com/Anon-Planet/thgtoa/pull/51</text:span></text:a>. This PR contains enough changes to split into multiple smaller and individually-reviewable PRs.</text:p>
      <text:h text:style-name="Heading_20_3" text:outline-level="3"><text:bookmark-start text:name="updating-prs"/>Updating PRs<text:bookmark-end text:name="updating-prs"/></text:h>
      <text:p text:style-name="First_20_paragraph">While a PR is being reviewed, modifications may be made to it by the reviewer prior to merging. If this is the case, a new branch will be created for the PR’s review. If you would like to submit a change to a PR that is in the process of being reviewed, <text:span text:style-name="T2">do not update the PR directly</text:span>. This will only cause merge conflicts and delay the PR from being merged. Instead, submit your changes to the PR’s review branch.</text:p>
      <text:p text:style-name="Text_20_body">For an example of what <text:span text:style-name="T2">not</text:span> to do, see: <text:a xlink:type="simple" xlink:href="https://github.com/Anon-Planet/thgtoa/pull/51" office:name=""><text:span text:style-name="Definition">https://github.com/Anon-Planet/thgtoa/pull/51</text:span></text:a>. Instead of submitting changes to the PR directly, they should have been submitted as changes to the <text:a xlink:type="simple" xlink:href="https://github.com/NobodySpecial256/thgtoa/tree/pr/51" office:name=""><text:span text:style-name="Definition">PR’s associated review branch</text:span></text:a>.</text:p>
      <text:p text:style-name="Horizontal_20_Line"/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7-29T15:08:32Z</meta:creation-date>
    <dc:date>2023-07-29T15:08:32Z</dc:date>
  </office:meta>
</office:document-meta>
</file>